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304cm" table:align="left"/>
    </style:style>
    <style:style style:name="Tableau2.A" style:family="table-column">
      <style:table-column-properties style:column-width="17.304cm"/>
    </style:style>
    <style:style style:name="Tableau2.A1" style:family="table-cell">
      <style:table-cell-properties fo:padding="0.097cm" fo:border="0.002cm solid #000000"/>
    </style:style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4" style:family="table">
      <style:table-properties style:width="17.332cm" table:align="margins"/>
    </style:style>
    <style:style style:name="Tableau4.A" style:family="table-column">
      <style:table-column-properties style:column-width="1.349cm" style:rel-column-width="5102*"/>
    </style:style>
    <style:style style:name="Tableau4.B" style:family="table-column">
      <style:table-column-properties style:column-width="15.983cm" style:rel-column-width="60433*"/>
    </style:style>
    <style:style style:name="Tableau4.1" style:family="table-row">
      <style:table-row-properties style:min-row-height="0.499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justify" style:justify-single-word="false"/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Helvetica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Helvetica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5" style:family="paragraph" style:parent-style-name="Standard">
      <style:text-properties style:font-name="Helvetica" fo:font-size="6pt" style:font-size-asian="6pt" style:font-size-complex="6pt"/>
    </style:style>
    <style:style style:name="P6" style:family="paragraph" style:parent-style-name="Standard">
      <style:paragraph-properties fo:text-align="center" style:justify-single-word="false"/>
      <style:text-properties style:font-name="Helvetica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Helvetica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Helvetica" fo:font-size="10pt" fo:font-style="normal" style:font-name-asian="Arial1" style:font-size-asian="10pt" style:font-style-asian="normal" style:font-name-complex="Arial1" style:font-size-complex="10pt" style:font-style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Helvetica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3" style:family="paragraph" style:parent-style-name="Standard" style:master-page-name="">
      <style:paragraph-properties fo:text-align="justify" style:justify-single-word="false" style:page-number="auto"/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style:font-name="Helvetica" fo:font-size="9pt" style:font-name-asian="Arial1" style:font-size-asian="9pt" style:font-name-complex="Arial1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Helvetica" fo:font-size="8pt" style:font-name-asian="Arial1" style:font-size-asian="8pt" style:font-name-complex="Arial1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use-window-font-color="true" style:text-underline-style="none"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enTetePCF#%</text:p>
      <text:p text:style-name="P2">%#include decisionNonValide#%</text:p>
      <text:p text:style-name="P3"/>
      <text:p text:style-name="P6">%=TitreDocument=%</text:p>
      <text:p text:style-name="P1"/>
      <text:p text:style-name="P7">%=DecisionNumero=% %=Nip=%</text:p>
      <text:p text:style-name="P8">%=AyantDroit=%</text:p>
      <text:p text:style-name="P3"/>
      <text:p text:style-name="P8">%=TitreTiers=%</text:p>
      <text:p text:style-name="P3"/>
      <text:p text:style-name="P8">%=Paragraphe1=% %=ChoixParagraphe1=% %=SuiteParagraphe1=%</text:p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6">%=PeriodeCalcul=% <text:span text:style-name="T1">%=DatePeriode=%</text:span> %=RemarqueSuite=% <text:span text:style-name="T1">%=DateFinPeriode=%</text:span></text:p>
            <text:p text:style-name="P16">%=TexteMontantPrestation=% <text:span text:style-name="T1">%=MontantPrestation=%</text:span></text:p>
            <text:p text:style-name="P16">%=CompteVersement=%</text:p>
          </table:table-cell>
        </table:table-row>
      </table:table>
      <text:p text:style-name="P9"><text:span text:style-name="T2">%#include </text:span><text:span text:style-name="T3">tableauPerseus</text:span><text:span text:style-name="T2">#%</text:span></text:p>
      <text:p text:style-name="P4"/>
      <text:p text:style-name="P13">%=Paragraphe4=% <text:span text:style-name="T4">%=Paragraphe4Souligne=%</text:span> %=Paragraphe4Suite=% <text:span text:style-name="T1">%=Paragraphe4Gras=%</text:span></text:p>
      <text:p text:style-name="P3"/>
      <text:p text:style-name="P8">%=Salutations=%</text:p>
      <text:p text:style-name="P3"/>
      <text:p text:style-name="P10">%#include signatureStandard#%</text:p>
      <text:p text:style-name="P14">%=pushToEnd()=%</text:p>
      <text:p text:style-name="P11">%=Reclamation=%</text:p>
      <text:p text:style-name="P12">%=Texte_Reclamation=%</text:p>
      <text:p text:style-name="P1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7">%=Copie=%</text:p>
          </table:table-cell>
          <table:table-cell table:style-name="Tableau1.A1" office:value-type="string">
            <text:p text:style-name="P17">%=TexteCopie=%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7">%=Annexe=%</text:p>
          </table:table-cell>
          <table:table-cell table:style-name="Tableau4.A1" office:value-type="string">
            <text:p text:style-name="P17">%=TexteAnnexe=%</text:p>
          </table:table-cell>
        </table:table-row>
      </table:table>
      <text:p text:style-name="P5"/>
      <text:p text:style-name="P15">%#include planDeCalcul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25cm" fo:margin-bottom="0.25cm" fo:margin-left="1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3T11:30:48.95</dc:date>
    <meta:printed-by>mike</meta:printed-by>
    <meta:print-date>2011-05-06T11:34:43</meta:print-date>
    <meta:editing-cycles>129</meta:editing-cycles>
    <meta:editing-duration>PT9H30M37S</meta:editing-duration>
    <meta:document-statistic meta:table-count="3" meta:image-count="0" meta:object-count="0" meta:page-count="2" meta:paragraph-count="22" meta:word-count="37" meta:character-count="588"/>
    <dc:creator>lga </dc:creator>
    <meta:user-defined meta:name="Info 1"/>
    <meta:user-defined meta:name="Info 2"/>
    <meta:user-defined meta:name="Info 3"/>
    <meta:user-defined meta:name="Info 4"/>
  </office:meta>
</office:document-meta>
</file>